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MAN TRUJILLANO, MARCO</text:p>
            <text:p text:style-name="P5"><text:span text:style-name="T15">Dni</text:span><text:span text:style-name="T14">:719769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TRUJILLANO, MARC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197699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8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62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124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4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366840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34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2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39:4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